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953a" officeooo:paragraph-rsid="0017953a" style:font-weight-asian="bold" style:font-weight-complex="bold"/>
    </style:style>
    <style:style style:name="P2" style:family="paragraph" style:parent-style-name="Standard">
      <style:text-properties fo:font-weight="bold" officeooo:rsid="00196c57" officeooo:paragraph-rsid="00196c57" style:font-weight-asian="bold" style:font-weight-complex="bold"/>
    </style:style>
    <style:style style:name="P3" style:family="paragraph" style:parent-style-name="Standard">
      <style:text-properties fo:font-weight="bold" officeooo:rsid="001c9a5d" officeooo:paragraph-rsid="001c9a5d" style:font-weight-asian="bold" style:font-weight-complex="bold"/>
    </style:style>
    <style:style style:name="P4" style:family="paragraph" style:parent-style-name="Standard">
      <style:text-properties fo:font-weight="bold" officeooo:rsid="00237d5a" officeooo:paragraph-rsid="00237d5a" style:font-weight-asian="bold" style:font-weight-complex="bold"/>
    </style:style>
    <style:style style:name="P5" style:family="paragraph" style:parent-style-name="Standard">
      <style:text-properties fo:font-weight="normal" officeooo:rsid="0017953a" officeooo:paragraph-rsid="0017953a" style:font-weight-asian="normal" style:font-weight-complex="normal"/>
    </style:style>
    <style:style style:name="P6" style:family="paragraph" style:parent-style-name="Standard">
      <style:text-properties fo:font-weight="normal" officeooo:rsid="00196c57" officeooo:paragraph-rsid="00196c57" style:font-weight-asian="normal" style:font-weight-complex="normal"/>
    </style:style>
    <style:style style:name="P7" style:family="paragraph" style:parent-style-name="Standard">
      <style:text-properties fo:font-weight="normal" officeooo:rsid="00196c57" officeooo:paragraph-rsid="001c9a5d" style:font-weight-asian="normal" style:font-weight-complex="normal"/>
    </style:style>
    <style:style style:name="P8" style:family="paragraph" style:parent-style-name="Standard">
      <style:text-properties fo:font-weight="normal" officeooo:rsid="0021df55" officeooo:paragraph-rsid="0021df55" style:font-weight-asian="normal" style:font-weight-complex="normal"/>
    </style:style>
    <style:style style:name="P9" style:family="paragraph" style:parent-style-name="Standard">
      <style:text-properties fo:font-weight="normal" officeooo:rsid="00237d5a" officeooo:paragraph-rsid="00237d5a" style:font-weight-asian="normal" style:font-weight-complex="normal"/>
    </style:style>
    <style:style style:name="P10" style:family="paragraph" style:parent-style-name="Standard">
      <style:text-properties style:text-underline-style="solid" style:text-underline-width="auto" style:text-underline-color="font-color" fo:font-weight="bold" officeooo:rsid="0017953a" officeooo:paragraph-rsid="0017953a" style:font-weight-asian="bold" style:font-weight-complex="bold"/>
    </style:style>
    <style:style style:name="P11" style:family="paragraph" style:parent-style-name="Standard">
      <style:text-properties style:text-underline-style="none" fo:font-weight="normal" officeooo:rsid="0017953a" officeooo:paragraph-rsid="0017953a" style:font-weight-asian="normal" style:font-weight-complex="normal"/>
    </style:style>
    <style:style style:name="P12" style:family="paragraph" style:parent-style-name="Standard">
      <style:text-properties officeooo:paragraph-rsid="001c9a5d"/>
    </style:style>
    <style:style style:name="P13" style:family="paragraph" style:parent-style-name="Standard">
      <style:text-properties fo:font-weight="bold" officeooo:rsid="001c9a5d" officeooo:paragraph-rsid="001c9a5d" style:font-weight-asian="bold" style:font-weight-complex="bold"/>
    </style:style>
    <style:style style:name="P14" style:family="paragraph" style:parent-style-name="Standard">
      <style:text-properties fo:font-weight="bold" officeooo:rsid="002a2c28" officeooo:paragraph-rsid="002a2c28" style:font-weight-asian="bold" style:font-weight-complex="bold"/>
    </style:style>
    <style:style style:name="P15" style:family="paragraph" style:parent-style-name="Standard">
      <style:text-properties fo:font-weight="bold" officeooo:rsid="002bfe06" officeooo:paragraph-rsid="002bfe06" style:font-weight-asian="bold" style:font-weight-complex="bold"/>
    </style:style>
    <style:style style:name="P16" style:family="paragraph" style:parent-style-name="Standard">
      <style:text-properties fo:font-weight="bold" officeooo:rsid="002d97f6" officeooo:paragraph-rsid="002d97f6" style:font-weight-asian="bold" style:font-weight-complex="bold"/>
    </style:style>
    <style:style style:name="P17" style:family="paragraph" style:parent-style-name="Standard">
      <style:text-properties fo:font-weight="normal" officeooo:rsid="002a2c28" officeooo:paragraph-rsid="002a2c28" style:font-weight-asian="normal" style:font-weight-complex="normal"/>
    </style:style>
    <style:style style:name="P18" style:family="paragraph" style:parent-style-name="Standard">
      <style:text-properties fo:font-weight="normal" officeooo:rsid="002bfe06" officeooo:paragraph-rsid="002bfe06" style:font-weight-asian="normal" style:font-weight-complex="normal"/>
    </style:style>
    <style:style style:name="P19" style:family="paragraph" style:parent-style-name="Standard">
      <style:text-properties fo:font-weight="normal" officeooo:rsid="002d97f6" officeooo:paragraph-rsid="002d97f6"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2a2c28" officeooo:paragraph-rsid="002a2c28" style:font-weight-asian="bold" style:font-weight-complex="bold"/>
    </style:style>
    <style:style style:name="P21" style:family="paragraph" style:parent-style-name="Standard">
      <style:text-properties officeooo:paragraph-rsid="002a2c28"/>
    </style:style>
    <style:style style:name="T1" style:family="text">
      <style:text-properties style:text-position="super 58%"/>
    </style:style>
    <style:style style:name="T2" style:family="text">
      <style:text-properties officeooo:rsid="001a23aa"/>
    </style:style>
    <style:style style:name="T3" style:family="text">
      <style:text-properties officeooo:rsid="001c9a5d"/>
    </style:style>
    <style:style style:name="T4" style:family="text">
      <style:text-properties officeooo:rsid="001e9455"/>
    </style:style>
    <style:style style:name="T5" style:family="text">
      <style:text-properties officeooo:rsid="0023cedf"/>
    </style:style>
    <style:style style:name="T6" style:family="text">
      <style:text-properties fo:font-weight="bold" officeooo:rsid="0023cedf" style:font-weight-asian="bold" style:font-weight-complex="bold"/>
    </style:style>
    <style:style style:name="T7" style:family="text">
      <style:text-properties fo:font-weight="bold" officeooo:rsid="002637ca" style:font-weight-asian="bold" style:font-weight-complex="bold"/>
    </style:style>
    <style:style style:name="T8" style:family="text">
      <style:text-properties fo:font-weight="bold" officeooo:rsid="0028150d" style:font-weight-asian="bold" style:font-weight-complex="bold"/>
    </style:style>
    <style:style style:name="T9" style:family="text">
      <style:text-properties fo:font-weight="normal" officeooo:rsid="00290469" style:font-weight-asian="normal" style:font-weight-complex="normal"/>
    </style:style>
    <style:style style:name="T10" style:family="text">
      <style:text-properties fo:font-weight="normal" officeooo:rsid="001c9a5d" style:font-weight-asian="normal" style:font-weight-complex="normal"/>
    </style:style>
    <style:style style:name="T11" style:family="text">
      <style:text-properties fo:font-weight="normal" officeooo:rsid="002a2c28" style:font-weight-asian="normal" style:font-weight-complex="normal"/>
    </style:style>
    <style:style style:name="T12" style:family="text">
      <style:text-properties fo:font-weight="normal" officeooo:rsid="002bae53" style:font-weight-asian="normal" style:font-weight-complex="normal"/>
    </style:style>
    <style:style style:name="T13" style:family="text">
      <style:text-properties officeooo:rsid="002bae53"/>
    </style:style>
    <style:style style:name="T14" style:family="text">
      <style:text-properties officeooo:rsid="002e39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ly Plan</text:p>
      <text:p text:style-name="P1"/>
      <text:p text:style-name="P10">1<text:span text:style-name="T1">st</text:span> February – 7<text:span text:style-name="T1">th</text:span> February</text:p>
      <text:p text:style-name="P11">Show that our strains are viable. Check the differences in growth rates between labelled and unlabelled strains. Check that labelled strains grow in compost.</text:p>
      <text:p text:style-name="P1">Monday</text:p>
      <text:p text:style-name="P1">9am-<text:span text:style-name="T3">10am</text:span>:</text:p>
      <text:p text:style-name="P5">Prepare ~40 glass microcosms to incubate 12 strains of interest. </text:p>
      <text:p text:style-name="P5">Strains A, B and C, each unlabelled, gentamycin (gen+), gen+/mCherry, gen+/GFP = 12 strains. Three replicates for each strain = 3 * 12 = 36 microcosms.</text:p>
      <text:p text:style-name="P1">DO:</text:p>
      <text:p text:style-name="P5">Make 1L TY media <text:span text:style-name="T4">in beaker</text:span>,</text:p>
      <text:p text:style-name="P5">Use syringe to pump 6ml into each of 40 glass microcosms,</text:p>
      <text:p text:style-name="P6">Loosely secure lids on microcosms,</text:p>
      <text:p text:style-name="P6">Add autoclave tape with my name on it to rack,</text:p>
      <text:p text:style-name="P6">Put in autoclave or in autoclave queue.</text:p>
      <text:p text:style-name="P4">What do I need?</text:p>
      <text:p text:style-name="P9">- A rack for the glass tubes</text:p>
      <text:p text:style-name="P9">- ~40 glass tubes and lids (enough to fill tray)</text:p>
      <text:p text:style-name="P9">- 1L beaker (or 40 * 6 = 240ml, so <text:span text:style-name="T5">if using a 500ml beaker </text:span><text:span text:style-name="T6">scale down </text:span><text:span text:style-name="T7">weights for TY </text:span><text:span text:style-name="T8">ingredients</text:span>)</text:p>
      <text:p text:style-name="P9">- TY media instructions</text:p>
      <text:p text:style-name="P9">- Magnetic stirrer</text:p>
      <text:p text:style-name="P9">- Pump/syringe thing</text:p>
      <text:p text:style-name="P9">- A tray type thing to put all the glass tubes in for autoclaving</text:p>
      <text:p text:style-name="P2">4pm-<text:span text:style-name="T3">5pm</text:span>:</text:p>
      <text:p text:style-name="P7">Inoculate glass TY microcosms with colonies from streak plates Ellie made on Friday. </text:p>
      <text:p text:style-name="P8">Discuss Thursday’s work with Ellie</text:p>
      <text:p text:style-name="P3">DO:</text:p>
      <text:p text:style-name="P8">Ask Ellie where the strains are.</text:p>
      <text:p text:style-name="P7">Inoculate three clones from each strain (3 replicates) using inoculation loops <text:span text:style-name="T3">into glass microcosms </text:span>in the hood. Remember to clean hood and gloves with ethanol <text:span text:style-name="T3">first</text:span>, <text:span text:style-name="T2">use a beaker with ethanol in it to dispose of inoculation loops. Place inoculated microcosms (leave 3 uninoculated as a control). Place in shaker incubator (?) at 28C and record time+date inoculation began. </text:span></text:p>
      <text:p text:style-name="P6"/>
      <text:p text:style-name="P3">Thursday</text:p>
      <text:p text:style-name="P3">3pm-5pm:</text:p>
      <text:p text:style-name="P12"><text:span text:style-name="T9">Pipette strains from liquid glass microcosms into a 96w plate and measure in the plate reader over the weekend.</text:span><text:span text:style-name="T10"> </text:span><text:span text:style-name="T9">Ellie has already prepared the soil microcosms, so I need to decide what density(/ies) and volume(s) of rhizobia to inoculate them with, and for how long, plus leaving some as controls. </text:span><text:span text:style-name="T12">I could do inoculations at the same volume (100ml?), using an OD that is the max growth after 2.5 days, then half that density, then a quarter. </text:span></text:p>
      <text:p text:style-name="P3"/>
      <text:p text:style-name="P20">8<text:span text:style-name="T1">th</text:span> Febrary - 14<text:span text:style-name="T1">th</text:span> February</text:p>
      <text:p text:style-name="P17">Following preparatory work, the first week of the experiment will involve: </text:p>
      <text:p text:style-name="P17">- interpreting the strain growth data and growth in the different soil microcosms</text:p>
      <text:p text:style-name="P17">- preparing the soil microcosms</text:p>
      <text:p text:style-name="P17">- germinating the clover seeds and preparing the clover microcosms</text:p>
      <text:p text:style-name="P17">- Inoculating the microcosms</text:p>
      <text:p text:style-name="P17"/>
      <text:p text:style-name="P17">What do I need to decide?</text:p>
      <text:p text:style-name="P14">Interpreting the strain growth data and growth in the different <text:span text:style-name="T13">preliminary </text:span>soil microcosms</text:p>
      <text:p text:style-name="P21"><text:soft-page-break/><text:span text:style-name="T11">- Which soil type is most appropriate (if there is growth in the soil the lab has lots of, use that one. If growth is significantly better in the other soil then speak with Ellie)</text:span></text:p>
      <text:p text:style-name="P21"><text:span text:style-name="T11">- </text:span><text:span text:style-name="T12">What density of rhizobia is necessary for the soil inoculation.</text:span></text:p>
      <text:p text:style-name="P17">- If the plasmid markers are affecting growth. If this is the case, in one marker, we can drop it and try using only the other two and do a pairwise competition experiment.</text:p>
      <text:p text:style-name="P17"/>
      <text:p text:style-name="P15">Preparing the soil microcosms</text:p>
      <text:p text:style-name="P18">- Soil type</text:p>
      <text:p text:style-name="P18">- Days between each autoclave</text:p>
      <text:p text:style-name="P18"/>
      <text:p text:style-name="P15">Germinating clover seeds and preparing clover microcosms</text:p>
      <text:p text:style-name="P18">- as above</text:p>
      <text:p text:style-name="P18"/>
      <text:p text:style-name="P16">Inoculating microcosms</text:p>
      <text:p text:style-name="P19">- Which strain is grown with which marker.</text:p>
      <text:p text:style-name="P19">- Inoculant volume and the OD of each strain.</text:p>
      <text:p text:style-name="P19">- <text:span text:style-name="T14">When to inoculate: after two weeks or at the time of plant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0T09:30:44.033816251</meta:creation-date>
    <dc:date>2021-02-03T10:41:56.338924177</dc:date>
    <meta:editing-duration>PT1H7M48S</meta:editing-duration>
    <meta:editing-cycles>12</meta:editing-cycles>
    <meta:generator>LibreOffice/6.4.6.2$Linux_X86_64 LibreOffice_project/40$Build-2</meta:generator>
    <meta:document-statistic meta:table-count="0" meta:image-count="0" meta:object-count="0" meta:page-count="2" meta:paragraph-count="50" meta:word-count="538" meta:character-count="3089" meta:non-whitespace-character-count="2595"/>
  </office:meta>
</office:document-meta>
</file>